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2f7a1"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3" style:family="graphic" style:parent-style-name="standard">
      <style:graphic-properties draw:textarea-horizontal-align="justify" draw:textarea-vertical-align="middle" draw:auto-grow-height="false" draw:shadow="visib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3.302cm" svg:height="1.27cm" svg:x="5.334cm" svg:y="7.62cm">
          <text:p text:style-name="P1">OpenNM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636cm" svg:y1="8.255cm" svg:x2="11.684cm" svg:y2="8.255cm" draw:start-shape="id1" draw:end-shape="id2" svg:d="m8636 8255h3048" svg:viewBox="0 0 3049 1">
          <text:p/>
        </draw:connector>
        <draw:connector draw:style-name="gr2" draw:text-style-name="P1" draw:layer="layout" svg:x1="14.986cm" svg:y1="8.255cm" svg:x2="18.034cm" svg:y2="8.255cm" draw:start-shape="id2" draw:end-shape="id3" svg:d="m14986 8255h3048" svg:viewBox="0 0 3049 1">
          <text:p/>
        </draw:connector>
        <draw:connector draw:style-name="gr2" draw:text-style-name="P1" draw:layer="layout" draw:line-skew="-0.1cm" svg:x1="13.335cm" svg:y1="8.89cm" svg:x2="10.033cm" svg:y2="11.938cm" draw:start-shape="id2" draw:start-glue-point="2" draw:end-shape="id4" svg:d="m13335 8890v1524h-3302v1524" svg:viewBox="0 0 3303 3049">
          <text:p/>
        </draw:connector>
        <draw:connector draw:style-name="gr2" draw:text-style-name="P1" draw:layer="layout" draw:line-skew="-0.1cm" svg:x1="13.335cm" svg:y1="8.89cm" svg:x2="17.145cm" svg:y2="11.938cm" draw:start-shape="id2" draw:start-glue-point="2" draw:end-shape="id5" draw:end-glue-point="0" svg:d="m13335 8890v1524h3810v1524" svg:viewBox="0 0 3811 3049">
          <text:p/>
        </draw:connector>
        <draw:custom-shape draw:style-name="gr3" draw:text-style-name="P1" xml:id="id5" draw:id="id5" draw:layer="layout" svg:width="3.302cm" svg:height="1.27cm" svg:x="15.494cm" svg:y="11.938cm">
          <text:p text:style-name="P1">Scripts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302cm" svg:height="1.27cm" svg:x="8.382cm" svg:y="11.938cm">
          <text:p text:style-name="P1">Mapper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334cm" svg:height="1.27cm" svg:x="18.034cm" svg:y="7.62cm">
          <text:p text:style-name="P1">External Source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302cm" svg:height="1.27cm" svg:x="11.684cm" svg:y="7.62cm">
          <text:p text:style-name="P1">PRI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5T13:29:26.945711000</meta:creation-date>
    <meta:editing-duration>P0D</meta:editing-duration>
    <meta:editing-cycles>2</meta:editing-cycles>
    <dc:date>2014-06-05T13:35:08.045453000</dc:date>
    <meta:document-statistic meta:object-count="32"/>
    <meta:generator>LibreOffice/4.1.5.3$MacOSX_x86 LibreOffice_project/1c1366bba2ba2b554cd2ca4d87c06da81c05d24</meta:generator>
  </office:meta>
</office:document-meta>
</file>